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054159"/>
    </style:style>
    <style:style style:name="P2"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0652f4"/>
    </style:style>
    <style:style style:name="T1" style:family="text">
      <style:text-properties fo:font-variant="normal" fo:text-transform="none" fo:color="#333333" style:font-name="Helvetica" fo:font-size="11.25pt" fo:letter-spacing="normal" fo:font-style="normal" fo:font-weight="bold" officeooo:rsid="000652f4" style:font-size-asian="9.60000038146973pt" style:font-size-complex="11pt"/>
    </style:style>
    <style:style style:name="T2" style:family="text">
      <style:text-properties fo:font-variant="normal" fo:text-transform="none" fo:color="#333333" style:font-name="Helvetica" fo:font-size="11.25pt" fo:letter-spacing="normal" fo:font-style="normal" fo:font-weight="normal" officeooo:rsid="000652f4" style:font-size-asian="9.60000038146973pt" style:font-weight-asian="normal" style:font-size-complex="11pt" style:font-weight-complex="normal"/>
    </style:style>
    <style:style style:name="T3" style:family="text">
      <style:text-properties fo:font-variant="normal" fo:text-transform="none" fo:color="#333333" style:font-name="Helvetica" fo:font-size="11.25pt" fo:letter-spacing="normal" fo:font-style="normal" fo:font-weight="normal" officeooo:rsid="00066a19" style:font-size-asian="9.60000038146973pt" style:font-weight-asian="normal" style:font-size-complex="11pt" style:font-weight-complex="normal"/>
    </style:style>
    <style:style style:name="T4" style:family="text">
      <style:text-properties fo:font-variant="normal" fo:text-transform="none" fo:color="#333333" style:font-name="Helvetica" fo:font-size="18pt" fo:letter-spacing="normal" fo:font-style="normal" fo:font-weight="bold" officeooo:rsid="00054159" style:font-size-asian="18pt" style:font-size-complex="18pt"/>
    </style:style>
    <style:style style:name="T5" style:family="text">
      <style:text-properties fo:font-variant="normal" fo:text-transform="none" fo:color="#333333" style:font-name="Helvetica" fo:font-size="11pt" fo:letter-spacing="normal" fo:font-style="normal" fo:font-weight="normal" officeooo:rsid="000e43a1" style:font-size-asian="9.60000038146973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Käyttöohjeet Agilitypiirturiin</text:span></text:span></text:p>
      <text:p text:style-name="P1"><text:span text:style-name="Strong_20_Emphasis"><text:span text:style-name="T5">Iitu Hagström</text:span></text:span></text:p>
      <text:p text:style-name="P1"><text:span text:style-name="Strong_20_Emphasis"><text:span text:style-name="T1"/></text:span></text:p>
      <text:p text:style-name="P2"><text:span text:style-name="Strong_20_Emphasis"><text:span text:style-name="T2">Ohjelman käynnistyessä käyttäjä näkee ohjelman ikkunan. Vasemmalla puolella on valikko valittavista esteistä: aita, putki ja A-este. Aita-este on valittuna oletuksena. Kun käyttäjä valitsee valikosta esteen, hän voi lisätä kyseisiä esteitä klikkaamalla ruudullista karttaa. Valittua estetyyppiä voi vaihdella uuden tyypin valikosta valitsemalla. Ruudukolle laitettuja esteitä voi siirrellä hiirellä raahaamalla. Estettä voi kääntää sitä klikkailemalla, aina 5 astetta kerrallaan.</text:span></text:span></text:p>
      <text:p text:style-name="P2"><text:span text:style-name="Strong_20_Emphasis"><text:span text:style-name="T2"/></text:span></text:p>
      <text:p text:style-name="P2"><text:span text:style-name="Strong_20_Emphasis"><text:span text:style-name="T2">Yläreunassa on valikko ohjelman toiminnoille. Käyttäjä voi poistaa valitun esteen, poistaa kaikki esteet tai tallentaa radasta kuvan. Valittu este poistetaan niin, että haluttua estettä klikataan ja tämän jälkeen klikataan valikosta “Poista valittu este”. Kun klikkaa “Poista kaikki esteet”, poistuvat kaikki esteet ruudukolta. </text:span></text:span><text:span text:style-name="Strong_20_Emphasis"><text:span text:style-name="T3">“Tallenna kuva”-napista voi tallentaa kuvan luomastaan radas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6T19:09:31</meta:creation-date>
    <dc:date>2013-06-16T19:17:15</dc:date>
    <meta:editing-duration>PT6M58S</meta:editing-duration>
    <meta:editing-cycles>3</meta:editing-cycles>
    <meta:generator>LibreOffice/3.6$Linux_X86_64 LibreOffice_project/360m1$Build-2</meta:generator>
    <meta:document-statistic meta:table-count="0" meta:image-count="0" meta:object-count="0" meta:page-count="1" meta:paragraph-count="4" meta:word-count="110" meta:character-count="913" meta:non-whitespace-character-count="807"/>
  </office:meta>
</office:document-meta>
</file>